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52c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ading data ... ...</text:p>
      <text:p text:style-name="Standard">(101766, 2205)</text:p>
      <text:p text:style-name="Standard">Splitting train/validation/test set ... ...</text:p>
      <text:p text:style-name="Standard">Dataset split shapes: <text:s/>(81, 2204) (81,) (21, 2204) (21,)</text:p>
      <text:p text:style-name="Standard">svm train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6 <text:s text:c="5"/>1.00 <text:s text:c="5"/>0.72 <text:s text:c="7"/>43</text:p>
      <text:p text:style-name="Standard"><text:s text:c="11"/>1 <text:s text:c="6"/>1.00 <text:s text:c="5"/>0.06 <text:s text:c="5"/>0.12 <text:s text:c="7"/>32</text:p>
      <text:p text:style-name="Standard"><text:s text:c="11"/>2 <text:s text:c="6"/>1.00 <text:s text:c="5"/>0.33 <text:s text:c="5"/>0.50 <text:s text:c="8"/>6</text:p>
      <text:p text:style-name="Standard"/>
      <text:p text:style-name="Standard"><text:s text:c="4"/>accuracy <text:s text:c="26"/>0.58 <text:s text:c="7"/>81</text:p>
      <text:p text:style-name="Standard"><text:s text:c="3"/>macro avg <text:s text:c="6"/>0.85 <text:s text:c="5"/>0.47 <text:s text:c="5"/>0.44 <text:s text:c="7"/>81</text:p>
      <text:p text:style-name="Standard">weighted avg <text:s text:c="6"/>0.77 <text:s text:c="5"/>0.58 <text:s text:c="5"/>0.46 <text:s text:c="7"/>8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8</text:p>
      <text:p text:style-name="Standard">printing means accuracy of the classifier ... ...</text:p>
      <text:p text:style-name="Standard">mean accuracy: <text:s/>0.5802469135802469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/media/akabir/New Volume/python3_virtual_env/lib/python3.6/site-packages/sklearn/metrics/classification.py:1437: UndefinedMetricWarning:</text:p>
      <text:p text:style-name="Standard"/>
      <text:p text:style-name="Standard">Precision and F-score are ill-defined and being set to 0.0 in labels with no predicted samples.</text:p>
      <text:p text:style-name="Standard"/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43 <text:s text:c="5"/>1.00 <text:s text:c="5"/>0.60 <text:s text:c="8"/>9</text:p>
      <text:p text:style-name="Standard"><text:s text:c="11"/>1 <text:s text:c="6"/>0.00 <text:s text:c="5"/>0.00 <text:s text:c="5"/>0.00 <text:s text:c="8"/>9</text:p>
      <text:p text:style-name="Standard"><text:s text:c="11"/>2 <text:s text:c="6"/>0.00 <text:s text:c="5"/>0.00 <text:s text:c="5"/>0.00 <text:s text:c="8"/>3</text:p>
      <text:p text:style-name="Standard"/>
      <text:p text:style-name="Standard"><text:s text:c="4"/>accuracy <text:s text:c="26"/>0.43 <text:s text:c="7"/>21</text:p>
      <text:p text:style-name="Standard"><text:s text:c="3"/>macro avg <text:s text:c="6"/>0.14 <text:s text:c="5"/>0.33 <text:s text:c="5"/>0.20 <text:s text:c="7"/>21</text:p>
      <text:p text:style-name="Standard">weighted avg <text:s text:c="6"/>0.18 <text:s text:c="5"/>0.43 <text:s text:c="5"/>0.26 <text:s text:c="7"/>2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37</text:p>
      <text:p text:style-name="Standard">printing means accuracy of the classifier ... ...</text:p>
      <text:p text:style-name="Standard">mean accuracy: <text:s/>0.42857142857142855</text:p>
      <text:p text:style-name="Standard">Dataset split shapes: <text:s/>(102, 2204) (102, 1)</text:p>
      <text:p text:style-name="Standard">running k-fold cross validation using svm ... ...</text:p>
      <text:p text:style-name="Standard">[0.33333333 0.33333333 0.33333333 0.33333333 0.33333333]</text:p>
      <text:p text:style-name="Standard">Splitting train/validation/test set ... ...</text:p>
      <text:p text:style-name="Standard"><text:soft-page-break/>Dataset split shapes: <text:s/>(814, 2204) (814,) (204, 2204) (204,)</text:p>
      <text:p text:style-name="Standard">svm train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6 <text:s text:c="5"/>1.00 <text:s text:c="5"/>0.72 <text:s text:c="6"/>420</text:p>
      <text:p text:style-name="Standard"><text:s text:c="11"/>1 <text:s text:c="6"/>1.00 <text:s text:c="5"/>0.17 <text:s text:c="5"/>0.30 <text:s text:c="6"/>298</text:p>
      <text:p text:style-name="Standard"><text:s text:c="11"/>2 <text:s text:c="6"/>1.00 <text:s text:c="5"/>0.19 <text:s text:c="5"/>0.32 <text:s text:c="7"/>96</text:p>
      <text:p text:style-name="Standard"/>
      <text:p text:style-name="Standard"><text:s text:c="4"/>accuracy <text:s text:c="26"/>0.60 <text:s text:c="6"/>814</text:p>
      <text:p text:style-name="Standard"><text:s text:c="3"/>macro avg <text:s text:c="6"/>0.85 <text:s text:c="5"/>0.45 <text:s text:c="5"/>0.44 <text:s text:c="6"/>814</text:p>
      <text:p text:style-name="Standard">weighted avg <text:s text:c="6"/>0.78 <text:s text:c="5"/>0.60 <text:s text:c="5"/>0.52 <text:s text:c="6"/>814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50</text:p>
      <text:p text:style-name="Standard">printing means accuracy of the classifier ... ...</text:p>
      <text:p text:style-name="Standard">mean accuracy: <text:s/>0.601965601965602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/media/akabir/New Volume/python3_virtual_env/lib/python3.6/site-packages/sklearn/metrics/classification.py:1437: UndefinedMetricWarning:</text:p>
      <text:p text:style-name="Standard"/>
      <text:p text:style-name="Standard">Precision and F-score are ill-defined and being set to 0.0 in labels with no predicted samples.</text:p>
      <text:p text:style-name="Standard"/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3 <text:s text:c="5"/>0.99 <text:s text:c="5"/>0.69 <text:s text:c="6"/>109</text:p>
      <text:p text:style-name="Standard"><text:s text:c="11"/>1 <text:s text:c="6"/>0.00 <text:s text:c="5"/>0.00 <text:s text:c="5"/>0.00 <text:s text:c="7"/>70</text:p>
      <text:p text:style-name="Standard"><text:s text:c="11"/>2 <text:s text:c="6"/>0.00 <text:s text:c="5"/>0.00 <text:s text:c="5"/>0.00 <text:s text:c="7"/>25</text:p>
      <text:p text:style-name="Standard"/>
      <text:p text:style-name="Standard"><text:s text:c="4"/>accuracy <text:s text:c="26"/>0.53 <text:s text:c="6"/>204</text:p>
      <text:p text:style-name="Standard"><text:s text:c="3"/>macro avg <text:s text:c="6"/>0.18 <text:s text:c="5"/>0.33 <text:s text:c="5"/>0.23 <text:s text:c="6"/>204</text:p>
      <text:p text:style-name="Standard">weighted avg <text:s text:c="6"/>0.28 <text:s text:c="5"/>0.53 <text:s text:c="5"/>0.37 <text:s text:c="6"/>204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4</text:p>
      <text:p text:style-name="Standard">printing means accuracy of the classifier ... ...</text:p>
      <text:p text:style-name="Standard">mean accuracy: <text:s/>0.5294117647058824</text:p>
      <text:p text:style-name="Standard">Dataset split shapes: <text:s/>(1018, 2204) (1018, 1)</text:p>
      <text:p text:style-name="Standard">running k-fold cross validation using svm ... ...</text:p>
      <text:p text:style-name="Standard">[0.33333333 0.32389937 0.33783784 0.33018868 0.33333333]</text:p>
      <text:p text:style-name="Standard">Splitting train/validation/test set ... ...</text:p>
      <text:p text:style-name="Standard">Dataset split shapes: <text:s/>(8141, 2204) (8141,) (2036, 2204) (2036,)</text:p>
      <text:p text:style-name="Standard">svm training ... ...</text:p>
      <text:p text:style-name="Standard">plotting statistics ... ...</text:p>
      <text:p text:style-name="Standard"><text:soft-page-break/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8 <text:s text:c="5"/>1.00 <text:s text:c="5"/>0.73 <text:s text:c="5"/>4383</text:p>
      <text:p text:style-name="Standard"><text:s text:c="11"/>1 <text:s text:c="6"/>1.00 <text:s text:c="5"/>0.16 <text:s text:c="5"/>0.28 <text:s text:c="5"/>2858</text:p>
      <text:p text:style-name="Standard"><text:s text:c="11"/>2 <text:s text:c="6"/>1.00 <text:s text:c="5"/>0.15 <text:s text:c="5"/>0.27 <text:s text:c="6"/>900</text:p>
      <text:p text:style-name="Standard"/>
      <text:p text:style-name="Standard"><text:s text:c="4"/>accuracy <text:s text:c="26"/>0.61 <text:s text:c="5"/>8141</text:p>
      <text:p text:style-name="Standard"><text:s text:c="3"/>macro avg <text:s text:c="6"/>0.86 <text:s text:c="5"/>0.44 <text:s text:c="5"/>0.43 <text:s text:c="5"/>8141</text:p>
      <text:p text:style-name="Standard">weighted avg <text:s text:c="6"/>0.77 <text:s text:c="5"/>0.61 <text:s text:c="5"/>0.52 <text:s text:c="5"/>814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50</text:p>
      <text:p text:style-name="Standard">printing means accuracy of the classifier ... ...</text:p>
      <text:p text:style-name="Standard">mean accuracy: <text:s/>0.6112271219751874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3 <text:s text:c="5"/>0.96 <text:s text:c="5"/>0.68 <text:s text:c="5"/>1075</text:p>
      <text:p text:style-name="Standard"><text:s text:c="11"/>1 <text:s text:c="6"/>0.40 <text:s text:c="5"/>0.03 <text:s text:c="5"/>0.06 <text:s text:c="6"/>745</text:p>
      <text:p text:style-name="Standard"><text:s text:c="11"/>2 <text:s text:c="6"/>0.05 <text:s text:c="5"/>0.00 <text:s text:c="5"/>0.01 <text:s text:c="6"/>216</text:p>
      <text:p text:style-name="Standard"/>
      <text:p text:style-name="Standard"><text:s text:c="4"/>accuracy <text:s text:c="26"/>0.52 <text:s text:c="5"/>2036</text:p>
      <text:p text:style-name="Standard"><text:s text:c="3"/>macro avg <text:s text:c="6"/>0.33 <text:s text:c="5"/>0.33 <text:s text:c="5"/>0.25 <text:s text:c="5"/>2036</text:p>
      <text:p text:style-name="Standard">weighted avg <text:s text:c="6"/>0.43 <text:s text:c="5"/>0.52 <text:s text:c="5"/>0.38 <text:s text:c="5"/>2036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3</text:p>
      <text:p text:style-name="Standard">printing means accuracy of the classifier ... ...</text:p>
      <text:p text:style-name="Standard">mean accuracy: <text:s/>0.5211198428290766</text:p>
      <text:p text:style-name="Standard">Dataset split shapes: <text:s/>(10177, 2204) (10177, 1)</text:p>
      <text:p text:style-name="Standard">running k-fold cross validation using svm ... ...</text:p>
      <text:p text:style-name="Standard"/>
      <text:p text:style-name="Standard">[0.33912531 0.33080539 0.33721972 0.32951846 0.33152774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5:40:19.806342778</meta:creation-date>
    <dc:date>2019-11-11T15:40:31.754919362</dc:date>
    <meta:editing-duration>PT1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3" meta:paragraph-count="111" meta:word-count="614" meta:character-count="5404" meta:non-whitespace-character-count="3667"/>
  </office:meta>
</office:document-meta>
</file>